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8">
      <style:paragraph-properties fo:text-align="justify" style:justify-single-wor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fo:text-align="justify" style:justify-single-word="false"/>
      <style:text-properties fo:color="#000000"/>
    </style:style>
    <style:style style:name="P5" style:family="paragraph" style:parent-style-name="Standard" style:list-style-name="WW8Num8">
      <style:paragraph-properties fo:text-align="justify" style:justify-single-word="false"/>
      <style:text-properties fo:color="#000000"/>
    </style:style>
    <style:style style:name="P6" style:family="paragraph" style:parent-style-name="Standard" style:master-page-name="Standard">
      <style:paragraph-properties fo:text-align="justify" style:justify-single-word="false" style:page-number="auto"/>
    </style:style>
    <style:style style:name="P7" style:family="paragraph" style:parent-style-name="Header">
      <style:text-properties style:font-name="Arial" fo:font-size="10pt" style:font-size-asian="10pt" style:font-name-complex="Arial" style:font-size-complex="10pt"/>
    </style:style>
    <style:style style:name="P8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Head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text-properties style:font-name="Arial" style:font-name-complex="Arial"/>
    </style:style>
    <style:style style:name="T1" style:family="text">
      <style:text-properties fo:color="#000000"/>
    </style:style>
    <style:style style:name="T2" style:family="text">
      <style:text-properties fo:color="#000000" fo:language="en" fo:country="GB"/>
    </style:style>
    <style:style style:name="T3" style:family="text">
      <style:text-properties fo:color="#000000" fo:language="en" fo:country="GB" officeooo:rsid="000c87a2"/>
    </style:style>
    <style:style style:name="T4" style:family="text">
      <style:text-properties fo:color="#000000" officeooo:rsid="000c87a2"/>
    </style:style>
    <style:style style:name="T5" style:family="text">
      <style:text-properties fo:language="en" fo:country="GB"/>
    </style:style>
    <style:style style:name="T6" style:family="text">
      <style:text-properties fo:language="en" fo:country="GB" officeooo:rsid="000c87a2"/>
    </style:style>
    <style:style style:name="T7" style:family="text">
      <style:text-properties style:font-name="Arial" style:font-name-complex="Arial"/>
    </style:style>
    <style:style style:name="T8" style:family="text">
      <style:text-properties officeooo:rsid="000c87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El trabajo consiste en realizar un estudio de la Administración de</text:span><text:span text:style-name="T4">l</text:span><text:span text:style-name="T1"> Sistema Operativo</text:span><text:span text:style-name="T2">Windows </text:span><text:span text:style-name="T3">10.</text:span></text:p>
      <text:p text:style-name="P1"><text:span text:style-name="T1">Se tienen que tratar, como mínimo, los siguientes puntos:</text:span></text:p>
      <text:list xml:id="list2671162478" text:style-name="WW8Num8">
        <text:list-item>
          <text:p text:style-name="P2"><text:span text:style-name="T1">Cómo se accede a la línea de comandos y qué “lenguaje” utilizamos en ella.</text:span></text:p>
        </text:list-item>
        <text:list-item>
          <text:p text:style-name="P5">Dónde podemos ver los procesos que están corriendo en este momento y la memoria que consume cada uno de ellos.</text:p>
        </text:list-item>
        <text:list-item>
          <text:p text:style-name="P5">Cómo podemos ver el espacio libre que tenemos en el equipo.</text:p>
        </text:list-item>
        <text:list-item>
          <text:p text:style-name="P5">Cómo se puede rescatar el sistema operativo. (¿Puntos de Restauración?).</text:p>
        </text:list-item>
        <text:list-item>
          <text:p text:style-name="P5">Cómo se instala hardware nuevo.</text:p>
        </text:list-item>
        <text:list-item>
          <text:p text:style-name="P2"><text:span text:style-name="T1">Dónde se modifica la dirección IP, máscara de subred y Gateway del equipo.</text:span></text:p>
        </text:list-item>
        <text:list-item>
          <text:p text:style-name="P5">Cómo podemos detectar problemas con los dispositivos (hardware y controladores).</text:p>
        </text:list-item>
        <text:list-item>
          <text:p text:style-name="P2"><text:span text:style-name="T1">Cómo se realiza la configuración de la conexión a Internet.</text:span></text:p>
        </text:list-item>
        <text:list-item>
          <text:p text:style-name="P5">Configuración del entorno de usuario:</text:p>
          <text:list>
            <text:list-item>
              <text:p text:style-name="P2"><text:span text:style-name="T1">Dónde se configura el teclado.</text:span></text:p>
            </text:list-item>
            <text:list-item>
              <text:p text:style-name="P5">Dónde se configura el ratón.</text:p>
            </text:list-item>
            <text:list-item>
              <text:p text:style-name="P5">Dónde se realiza la configuración regional.</text:p>
            </text:list-item>
            <text:list-item>
              <text:p text:style-name="P5">Dónde se configura la fecha y hora.</text:p>
            </text:list-item>
            <text:list-item>
              <text:p text:style-name="P5">Dónde se configura la pantalla y el escritorio.</text:p>
            </text:list-item>
            <text:list-item>
              <text:p text:style-name="P5">Dónde se configura la barra de tareas y las barras de herramientas.</text:p>
            </text:list-item>
          </text:list>
        </text:list-item>
        <text:list-item>
          <text:p text:style-name="P5">Dónde podemos realizar una copia de seguridad.</text:p>
        </text:list-item>
        <text:list-item>
          <text:p text:style-name="P5">Cómo podemos crear un disco de arranque.</text:p>
        </text:list-item>
      </text:list>
      <text:p text:style-name="P4"/>
      <text:p text:style-name="P4">El formato de entrega puede ser .doc, .docx, .pdf o impreso, siendo preferibles los formatos electrónico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0.491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00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8z1" style:family="text">
      <style:text-properties fo:color="#000000"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2pt" fo:language="es" fo:country="ES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fo:language="es" fo:country="ES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s" fo:country="ES" style:font-size-asian="8pt" style:font-name-complex="Tahoma" style:font-family-complex="Tahoma" style:font-family-generic-complex="swiss" style:font-pitch-complex="variable" style:font-size-complex="8pt"/>
    </style:style>
    <style:style style:name="Título_20_4_20_Car" style:display-name="Título 4 Car" style:family="text" style:parent-style-name="Fuente_20_de_20_párrafo_20_predeter.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z2" style:num-suffix="." text:bullet-char="•">
        <style:list-level-properties text:list-level-position-and-space-mode="label-alignment">
          <style:list-level-label-alignment text:label-followed-by="listtab" text:list-tab-stop-position="1.6228in" fo:text-indent="-0.2362in" fo:margin-left="1.611in"/>
        </style:list-level-properties>
        <style:text-properties style:font-name="Times New Roman"/>
      </text:list-level-style-bullet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248in" fo:text-indent="-0.2362in" fo:margin-left="0.2362in"/>
        </style:list-level-properties>
        <style:text-properties style:font-name="Times New Roman"/>
      </text:list-level-style-bullet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5z0" style:num-suffix="." text:bullet-char="•">
        <style:list-level-properties text:list-level-position-and-space-mode="label-alignment">
          <style:list-level-label-alignment text:label-followed-by="listtab" text:list-tab-stop-position="1.6228in" fo:text-indent="-0.2362in" fo:margin-left="1.611in"/>
        </style:list-level-properties>
        <style:text-properties style:font-name="Times New Roman"/>
      </text:list-level-style-bullet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Courier New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7.7771in" fo:margin-left="-0.9847in" table:align="left" style:writing-mode="lr-tb"/>
    </style:style>
    <style:style style:name="Table1.A" style:family="table-column">
      <style:table-column-properties style:column-width="3.9111in"/>
    </style:style>
    <style:style style:name="Table1.B" style:family="table-column">
      <style:table-column-properties style:column-width="3.86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A2" style:family="table-cell">
      <style:table-cell-properties style:vertical-align="top" style:border-line-width-bottom="0.0069in 0.0069in 0.0069in" fo:padding-left="0.075in" fo:padding-right="0.075in" fo:padding-top="0in" fo:padding-bottom="0in" fo:border-left="none" fo:border-right="none" fo:border-top="none" fo:border-bottom="1.5pt double #000000" style:writing-mode="lr-tb"/>
    </style:style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text-properties style:font-name="Arial" style:font-name-complex="Arial"/>
    </style:style>
    <style:style style:name="MT1" style:family="text">
      <style:text-properties style:font-name="Arial" style:font-name-complex="Arial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Header"><text:span text:style-name="MT1">Sistemas Operativos - Ejercicios</text:span></text:p>
              <text:p text:style-name="MP1">Sistemas Informáticos</text:p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1">
            <table:table-cell table:style-name="Table1.A2" office:value-type="string">
              <text:p text:style-name="MP3"/>
            </table:table-cell>
            <table:table-cell table:style-name="Table1.A2" office:value-type="string">
              <text:p text:style-name="MP2"/>
            </table:table-cell>
          </table:table-row>
        </table:table>
        <text:p text:style-name="Header"/>
        <text:p text:style-name="Header"/>
      </style:header>
      <style:footer>
        <text:p text:style-name="MP4"><text:span text:style-name="MT1">- </text:span><text:span text:style-name="MT1"><text:page-number text:select-page="current">1</text:page-number></text:span><text:span text:style-name="MT1"><text:s/>-</text:span></text:p>
        <text:p text:style-name="MP5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MEN 1º ASI – TARDE 16/10/06</dc:title>
    <dc:subject/>
    <meta:keyword/>
    <meta:initial-creator>asdf</meta:initial-creator>
    <meta:creation-date>2010-11-03T17:32:00</meta:creation-date>
    <dc:date>2019-02-04T09:04:55.127176154</dc:date>
    <meta:print-date>2009-11-05T10:28:00</meta:print-date>
    <meta:editing-cycles>13</meta:editing-cycles>
    <meta:editing-duration>PT54M35S</meta:editing-duration>
    <meta:document-statistic meta:table-count="1" meta:image-count="0" meta:object-count="0" meta:page-count="1" meta:paragraph-count="23" meta:word-count="220" meta:character-count="1266" meta:non-whitespace-character-count="1086"/>
    <meta:generator>LibreOffice/6.0.7.3$Linux_X86_64 LibreOffice_project/00m0$Build-3</meta:generator>
  </office:meta>
</office:document-meta>
</file>